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creation of layout</text:h>
      <text:p text:style-name="Text_20_body">Manually re-creating the layout of <text:a xlink:type="simple" xlink:href="http://edition.cnn.com/SPECIALS/war.casualties/index.html">http://edition.cnn.com/SPECIALS/war.casualties/index.html</text:a> <text:s/>using simple OpenAjax widgets.</text:p>
      <text:list xml:id="list41641139" text:style-name="L1">
        <text:list-item>
          <text:p text:style-name="P1">Manually create blank OpenAjax hub for mashup</text:p>
        </text:list-item>
        <text:list-item>
          <text:p text:style-name="P1">Manually create widgets and widget metadata files following OpenAjax Metadata 1.0 Specification.</text:p>
        </text:list-item>
        <text:list-item>
          <text:p text:style-name="P1">Manually add categories to widget metadata to clasify widgets.</text:p>
        </text:list-item>
        <text:list-item>
          <text:p text:style-name="P1">Load first map widget.</text:p>
          <text:list>
            <text:list-item>
              <text:p text:style-name="P1">Manually added loader code to the hub.</text:p>
            </text:list-item>
            <text:list-item>
              <text:p text:style-name="P1">Manually adjust widget dimensions.</text:p>
            </text:list-item>
            <text:list-item>
              <text:p text:style-name="P1">Automatically created using JavaScript loader based on widget metadata file.</text:p>
            </text:list-item>
          </text:list>
        </text:list-item>
        <text:list-item>
          <text:p text:style-name="P1">Load second map widget.</text:p>
          <text:list>
            <text:list-item>
              <text:p text:style-name="P1">Manually added loader code to the hub.</text:p>
            </text:list-item>
            <text:list-item>
              <text:p text:style-name="P1">Manually chose location next to the other map.</text:p>
            </text:list-item>
            <text:list-item>
              <text:p text:style-name="P1">Manually adjust widget dimensions.</text:p>
            </text:list-item>
            <text:list-item>
              <text:p text:style-name="P1">Manually adjust dimensions of the other widget.</text:p>
            </text:list-item>
            <text:list-item>
              <text:p text:style-name="P1">Automatically created using JavaScript loader based on widget metadata file.</text:p>
            </text:list-item>
          </text:list>
        </text:list-item>
        <text:list-item>
          <text:p text:style-name="P1">Load first graph widget.</text:p>
          <text:list>
            <text:list-item>
              <text:p text:style-name="P1">Manually added loader code to the hub.</text:p>
            </text:list-item>
            <text:list-item>
              <text:p text:style-name="P1">Manually chose location after map widgets and directly under first map widget.</text:p>
            </text:list-item>
            <text:list-item>
              <text:p text:style-name="P1">Manually adjust widget dimensions.</text:p>
            </text:list-item>
            <text:list-item>
              <text:p text:style-name="P1">Manually adjust first map dimensions.</text:p>
            </text:list-item>
            <text:list-item>
              <text:p text:style-name="P1">Automatically created using JavaScript loader based on widget metadata file.</text:p>
            </text:list-item>
          </text:list>
        </text:list-item>
        <text:list-item>
          <text:p text:style-name="P1">Load second graph widget.</text:p>
          <text:list>
            <text:list-item>
              <text:p text:style-name="P1">Manually added loader code to the hub.</text:p>
            </text:list-item>
            <text:list-item>
              <text:p text:style-name="P1">Manually chose location after map widgets, next to the other graph widget and directly under second map widget.</text:p>
            </text:list-item>
            <text:list-item>
              <text:p text:style-name="P1">Manually adjust widget dimensions.</text:p>
            </text:list-item>
            <text:list-item>
              <text:p text:style-name="P1">Manually adjust second map dimensions.</text:p>
            </text:list-item>
            <text:list-item>
              <text:p text:style-name="P1">Automatically created using JavaScript loader based on widget metadata file.</text:p>
            </text:list-item>
          </text:list>
        </text:list-item>
        <text:list-item>
          <text:p text:style-name="P1">Load navigation widget.</text:p>
          <text:list>
            <text:list-item>
              <text:p text:style-name="P1">Manually added loader code to the hub.</text:p>
            </text:list-item>
            <text:list-item>
              <text:p text:style-name="P1">Manually chose location before maps.</text:p>
            </text:list-item>
            <text:list-item>
              <text:p text:style-name="P1">Manually adjust widget dimensions.</text:p>
            </text:list-item>
            <text:list-item>
              <text:p text:style-name="P1">Manually adjust maps and graphs dimensions.</text:p>
            </text:list-item>
            <text:list-item>
              <text:p text:style-name="P1">Automatically created using JavaScript loader based on widget metadata file.</text:p>
            </text:list-item>
          </text:list>
        </text:list-item>
        <text:list-item>
          <text:p text:style-name="P1">Load search widget.</text:p>
          <text:list>
            <text:list-item>
              <text:p text:style-name="P1"><text:soft-page-break/>Manually added loader code to the hub.</text:p>
            </text:list-item>
            <text:list-item>
              <text:p text:style-name="P1">Manually chose location before maps and next to navigation.</text:p>
            </text:list-item>
            <text:list-item>
              <text:p text:style-name="P1">Manually adjust widget dimensions.</text:p>
            </text:list-item>
            <text:list-item>
              <text:p text:style-name="P1">Automatically created using JavaScript loader based on widget metadata file.</text:p>
            </text:list-item>
          </text:list>
        </text:list-item>
        <text:list-item>
          <text:p text:style-name="P1">Load global navigation.</text:p>
          <text:list>
            <text:list-item>
              <text:p text:style-name="P1">Manually added loader code to the hub.</text:p>
            </text:list-item>
            <text:list-item>
              <text:p text:style-name="P1">Manually chose location before other widgets.</text:p>
            </text:list-item>
            <text:list-item>
              <text:p text:style-name="P1">Manually adjusted widget dimenions.</text:p>
            </text:list-item>
            <text:list-item>
              <text:p text:style-name="P1">Manually adjusted the dimensions of maps.</text:p>
            </text:list-item>
            <text:list-item>
              <text:p text:style-name="P1">Automatically created using JavaScript loader based on widget metadata file.</text:p>
            </text:list-item>
          </text:list>
        </text:list-item>
      </text:list>
      <text:p text:style-name="Text_20_body">Result is in manual-layout/ directory in the repository ( <text:a xlink:type="simple" xlink:href="https://github.com/hansm/Automated-generation-of-microsites/tree/master/manual-layout">https://github.com/hansm/Automated-generation-of-microsites/tree/master/manual-layout</text:a> ), there is also a screenshot ( <text:a xlink:type="simple" xlink:href="https://github.com/hansm/Automated-generation-of-microsites/blob/master/manual-layout/screenshot.jpg">https://github.com/hansm/Automated-generation-of-microsites/blob/master/manual-layout/screenshot.jpg</text:a> 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ans Mäesalu</meta:initial-creator>
    <meta:creation-date>2012-02-15T21:43:00.09</meta:creation-date>
    <dc:date>2012-02-15T22:31:00.71</dc:date>
    <dc:creator>Hans Mäesalu</dc:creator>
    <meta:editing-duration>PT47M46S</meta:editing-duration>
    <meta:editing-cycles>40</meta:editing-cycles>
    <meta:generator>OpenOffice.org/3.3$Win32 OpenOffice.org_project/330m20$Build-9567</meta:generator>
    <meta:document-statistic meta:table-count="0" meta:image-count="0" meta:object-count="0" meta:page-count="2" meta:paragraph-count="45" meta:word-count="362" meta:character-count="2493"/>
  </office:meta>
</office:document-meta>
</file>